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fF Topics</text:p>
      <text:p text:style-name="Standard"/>
      <text:list xml:id="list6926998614509386174" text:style-name="L1">
        <text:list-item>
          <text:p text:style-name="P1">Update Strings</text:p>
          <text:list>
            <text:list-item>
              <text:p text:style-name="P1">.toUpper()</text:p>
            </text:list-item>
            <text:list-item>
              <text:p text:style-name="P1">.length()</text:p>
            </text:list-item>
            <text:list-item>
              <text:p text:style-name="P1">diverse compare and search algorithmen</text:p>
            </text:list-item>
          </text:list>
        </text:list-item>
        <text:list-item>
          <text:p text:style-name="P1">vector&lt;&gt;</text:p>
          <text:list>
            <text:list-item>
              <text:p text:style-name="P1">ideas</text:p>
              <text:list>
                <text:list-item>
                  <text:p text:style-name="P1">dynamic number of elements</text:p>
                </text:list-item>
                <text:list-item>
                  <text:p text:style-name="P1">can easily delete/add members inside the quee</text:p>
                </text:list-item>
              </text:list>
            </text:list-item>
            <text:list-item>
              <text:p text:style-name="P1">present programming example</text:p>
              <text:list>
                <text:list-item>
                  <text:p text:style-name="P1">declaration</text:p>
                </text:list-item>
                <text:list-item>
                  <text:p text:style-name="P1">initialisation</text:p>
                </text:list-item>
                <text:list-item>
                  <text:p text:style-name="P1">assignment</text:p>
                </text:list-item>
                <text:list-item>
                  <text:p text:style-name="P1">add/remove elements</text:p>
                </text:list-item>
              </text:list>
            </text:list-item>
            <text:list-item>
              <text:p text:style-name="P1">for pupils</text:p>
              <text:list>
                <text:list-item>
                  <text:p text:style-name="P1">declare &amp; initialise</text:p>
                </text:list-item>
                <text:list-item>
                  <text:p text:style-name="P1">assign values</text:p>
                </text:list-item>
                <text:list-item>
                  <text:p text:style-name="P1">print</text:p>
                </text:list-item>
                <text:list-item>
                  <text:p text:style-name="P1">use loop</text:p>
                </text:list-item>
                <text:list-item>
                  <text:p text:style-name="P1">compare</text:p>
                </text:list-item>
              </text:list>
            </text:list-item>
          </text:list>
        </text:list-item>
        <text:list-item>
          <text:p text:style-name="P1">array&lt;&gt;</text:p>
        </text:list-item>
        <text:list-item>
          <text:p text:style-name="P1">loops and containers</text:p>
        </text:list-item>
        <text:list-item>
          <text:p text:style-name="P1">functions</text:p>
          <text:list>
            <text:list-item>
              <text:p text:style-name="P1">basic – only to order code</text:p>
            </text:list-item>
            <text:list-item>
              <text:p text:style-name="P1">with parameters</text:p>
            </text:list-item>
          </text:list>
        </text:list-item>
        <text:list-item>
          <text:p text:style-name="P1">smart pointer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3M2S</meta:editing-duration>
    <meta:editing-cycles>5</meta:editing-cycles>
    <meta:generator>OpenOffice/4.1.10$Win32 OpenOffice.org_project/4110m2$Build-9807</meta:generator>
    <dc:date>2022-02-08T16:24:51.91</dc:date>
    <dc:creator>w w</dc:creator>
    <meta:document-statistic meta:table-count="0" meta:image-count="0" meta:object-count="0" meta:page-count="1" meta:paragraph-count="26" meta:word-count="83" meta:character-count="450"/>
    <meta:user-defined meta:name="Info 1"/>
    <meta:user-defined meta:name="Info 2"/>
    <meta:user-defined meta:name="Info 3"/>
    <meta:user-defined meta:name="Info 4"/>
  </office:meta>
</office:document-meta>
</file>